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806cm" svg:x="8.792cm" svg:y="1.007cm">
            <draw:object draw:notify-on-update-of-ranges="Arkusz1.B2:Arkusz1.B10 Arkusz1.C2:Arkusz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336cm" svg:y="10.481cm">
            <draw:object draw:notify-on-update-of-ranges="Arkusz1.B2:Arkusz1.B10 Arkusz1.C13:Arkusz1.C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5.352cm" svg:y="20.721cm">
            <draw:object draw:notify-on-update-of-ranges="Arkusz1.B2:Arkusz1.B10 Arkusz1.C24:Arkusz1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4">00.00.0000</text:date>, <text:time style:data-style-name="N2" text:time-value="0000-00-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4T18:47:24.138000000</meta:creation-date>
    <dc:date>2014-06-14T19:35:04.710000000</dc:date>
    <meta:editing-duration>P0D</meta:editing-duration>
    <meta:editing-cycles>2</meta:editing-cycles>
    <meta:generator>LibreOffice/4.1.0.4$Windows_x86 LibreOffice_project/89ea49ddacd9aa532507cbf852f2bb22b1ace28</meta:generator>
    <meta:document-statistic meta:table-count="1" meta:cell-count="5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80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807cm" xlink:href=".." xlink:type="simple" chart:class="chart:bar" chart:style-name="ch1">
        <chart:plot-area chart:style-name="ch2" table:cell-range-address="Arkusz1.B2:Arkusz1.C10" chart:data-source-has-labels="column" svg:x="1.453cm" svg:y="0.839cm" svg:width="13.907cm" svg:height="7.372cm">
          <chartooo:coordinate-region svg:x="2.074cm" svg:y="1.051cm" svg:width="13.286cm" svg:height="6.487cm"/>
          <chart:axis chart:dimension="x" chart:name="primary-x" chart:style-name="ch3" chartooo:axis-type="auto">
            <chartooo:date-scale/>
            <chart:categories table:cell-range-address="Arkusz1.B2:Arkusz1.B10"/>
          </chart:axis>
          <chart:axis chart:dimension="y" chart:name="primary-y" chart:style-name="ch4">
            <chart:title svg:x="0.451cm" svg:y="6.117cm" chart:style-name="ch5">
              <text:p>częstość "strong"</text:p>
            </chart:title>
            <chart:grid chart:style-name="ch6" chart:class="major"/>
          </chart:axis>
          <chart:series chart:style-name="ch7" chart:values-cell-range-address="Arkusz1.C2:Arkusz1.C10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-4">
                <text:p>-</text:p>
                <draw:g>
                  <svg:desc>Arkusz1.B2:Arkusz1.B10</svg:desc>
                </draw:g>
              </table:table-cell>
              <table:table-cell office:value-type="float" office:value="1">
                <text:p>1</text:p>
                <draw:g>
                  <svg:desc>Arkusz1.C2:Arkusz1.C10</svg:desc>
                </draw:g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80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B2:Arkusz1.B10 Arkusz1.C13:Arkusz1.C21" chart:data-source-has-labels="column" svg:x="1.453cm" svg:y="0.855cm" svg:width="13.907cm" svg:height="7.545cm">
          <chartooo:coordinate-region svg:x="2.074cm" svg:y="1.067cm" svg:width="13.286cm" svg:height="6.66cm"/>
          <chart:axis chart:dimension="x" chart:name="primary-x" chart:style-name="ch3" chartooo:axis-type="auto">
            <chartooo:date-scale/>
            <chart:categories table:cell-range-address="Arkusz1.B2:Arkusz1.B10"/>
          </chart:axis>
          <chart:axis chart:dimension="y" chart:name="primary-y" chart:style-name="ch4">
            <chart:title svg:x="0.451cm" svg:y="6.219cm" chart:style-name="ch5">
              <text:p>częstość "strong"</text:p>
            </chart:title>
            <chart:grid chart:style-name="ch6" chart:class="major"/>
          </chart:axis>
          <chart:series chart:style-name="ch7" chart:values-cell-range-address="Arkusz1.C13:Arkusz1.C2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-4">
                <text:p>-</text:p>
                <draw:g>
                  <svg:desc>Arkusz1.B2:Arkusz1.B10</svg:desc>
                </draw:g>
              </table:table-cell>
              <table:table-cell office:value-type="float" office:value="4">
                <text:p>4</text:p>
                <draw:g>
                  <svg:desc>Arkusz1.C13:Arkusz1.C21</svg:desc>
                </draw:g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80" chart:interval-major="1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1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B2:Arkusz1.B10 Arkusz1.C24:Arkusz1.C32" chart:data-source-has-labels="column" svg:x="1.453cm" svg:y="0.855cm" svg:width="13.907cm" svg:height="7.545cm">
          <chartooo:coordinate-region svg:x="2.074cm" svg:y="1.067cm" svg:width="13.286cm" svg:height="6.66cm"/>
          <chart:axis chart:dimension="x" chart:name="primary-x" chart:style-name="ch3" chartooo:axis-type="auto">
            <chartooo:date-scale/>
            <chart:categories table:cell-range-address="Arkusz1.B2:Arkusz1.B10"/>
          </chart:axis>
          <chart:axis chart:dimension="y" chart:name="primary-y" chart:style-name="ch4">
            <chart:title svg:x="0.451cm" svg:y="6.219cm" chart:style-name="ch5">
              <text:p>częstość "strong"</text:p>
            </chart:title>
            <chart:grid chart:style-name="ch6" chart:class="major"/>
          </chart:axis>
          <chart:series chart:style-name="ch7" chart:values-cell-range-address="Arkusz1.C24:Arkusz1.C3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-4">
                <text:p>-</text:p>
                <draw:g>
                  <svg:desc>Arkusz1.B2:Arkusz1.B10</svg:desc>
                </draw:g>
              </table:table-cell>
              <table:table-cell office:value-type="float" office:value="0">
                <text:p>0</text:p>
                <draw:g>
                  <svg:desc>Arkusz1.C24:Arkusz1.C32</svg:desc>
                </draw:g>
              </table:table-cell>
            </table:table-row>
            <table:table-row>
              <table:table-cell office:value-type="float" office:value="-3">
                <text:p>-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-2">
                <text:p>-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0.4$Windows_x86 LibreOffice_project/89ea49ddacd9aa532507cbf852f2bb22b1ace2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